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position="0% 100%" fo:font-weight="normal" style:font-weight-asian="normal" style:font-weight-complex="normal"/>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style style:name="P7" style:family="paragraph" style:parent-style-name="Formula"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12" style:family="paragraph" style:parent-style-name="Text_20_body">
      <style:text-properties style:font-name="Nimbus Roman No9 L"/>
    </style:style>
    <style:style style:name="P13" style:family="paragraph" style:parent-style-name="Text_20_body" style:list-style-name="L7">
      <style:text-properties style:font-name="Nimbus Roman No9 L"/>
    </style:style>
    <style:style style:name="P14" style:family="paragraph" style:parent-style-name="Text_20_body">
      <style:text-properties style:text-position="0% 100%"/>
    </style:style>
    <style:style style:name="P15" style:family="paragraph" style:parent-style-name="Text_20_body">
      <style:text-properties fo:font-weight="normal"/>
    </style:style>
    <style:style style:name="P16" style:family="paragraph" style:parent-style-name="Text_20_body">
      <style:paragraph-properties fo:margin-left="0cm" fo:margin-right="0cm" fo:margin-top="0cm" fo:margin-bottom="0cm" fo:text-indent="0cm" style:auto-text-indent="false"/>
      <style:text-properties fo:font-weight="normal"/>
    </style:style>
    <style:style style:name="P17"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fo:font-weight="normal"/>
    </style:style>
    <style:style style:name="T7" style:family="text">
      <style:text-properties style:font-name="DejaVu Sans"/>
    </style:style>
    <style:style style:name="T8"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you launched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and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3">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3">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3">So the formula 1 + 2 * 3 may be restated more clearly as</text:p>
      <text:p text:style-name="Formula">1 + (2 * 3).</text:p>
      <text:p text:style-name="Text_20_body">When operators are different, precedence rules can tell how to execute a formula. But they fail to resolve conflicts with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4; 7+5)</text:p>
      <text:p text:style-name="Text_20_body">As an abbreviation, if a function takes just one parameter, you sometimes may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a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text:span></text:p>
      <text:p text:style-name="P3">A preceding minus is never part of a number literal; it is treated as a unary operator applied to following unsigned literal constant. On rare occasions, this difference is visible, e.g.</text:p>
      <text:p text:style-name="Formula">-1 ^ 2</text:p>
      <text:p text:style-name="Text_20_body">is not interpreted as (-1) ^ 2, but as -(1 ^ 2). This is because the power operator takes precedence over the negation <text:span text:style-name="T1">and</text:span><text:span text:style-name="T2"> the minus is not included in the literal number constant.</text:span></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ha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dot for common number representation. You will find this format on scientific pocket calculators as well, so maybe, you are already familiar with this format.</text:span></text:p>
      <text:p text:style-name="P3">The scale of a number (sometimes called its exponent) begins with the scale character 'e' or 'E' followed by a signed integer. So 'e+10', 'e-4', 'E-0' are all valid scale expressions. If the sign is '+', you may simply omit it: 'e0', 'E10'.</text:p>
      <text:p text:style-name="P3">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point) real number or integer, given as a number literal according to the previous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normalized, i.e. they fulfil 1 &lt;= significand &lt; 10, but the listed examples show, that this is not required by SpeedCrunch.</text:p>
      <text:p text:style-name="P3"><text:span text:style-name="T4">If the scale value is zero, the scale is effectively redundant, because ' * 10</text:span><text:span text:style-name="T3">0 </text:span><text:span text:style-name="T4">' reduces to ' * 1'. So adding a scale 'e0', 'E-0' to a number does not make any difference.</text:span></text:p>
      <text:p text:style-name="P4">0 can be combined with any scale value without affecting the result, so 0e0, 0e100000, 0e-10000 will all yield 0.</text:p>
      <text:p text:style-name="P4">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5">536870916</text:span></text:p>
      <text:p text:style-name="Text_20_body">the scale part overflows; but it is valid input, though, because the final result, 1e<text:span text:style-name="T5">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5">'0x', '0X', '0h', '0H', '#' for hexagesimal digit sequences;</text:p>
        </text:list-item>
        <text:list-item>
          <text:p text:style-name="P5">'0o', '0O' for octal digit sequences. Note: it does not suffice to start a digit sequence with 0 to mark it as octal;</text:p>
        </text:list-item>
        <text:list-item>
          <text:p text:style-name="P5">'0b', '0B' for binary digit sequences;</text:p>
        </text:list-item>
        <text:list-item>
          <text:p text:style-name="P5">'0d', '0D' for decimal sequences. This is redundant, SpeedCrunch will assume this by default.</text:p>
        </text:list-item>
      </text:list>
      <text:p text:style-name="P3">If you enter a hexagesimal digit sequence, the digits '10' to '15' are, as usual, represented by the letters 'A' to 'F'. You may use their lower case form as well.</text:p>
      <text:p text:style-name="P3">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6">use of negation: the following yields -10</text:p>
          <text:p text:style-name="P7">-0xA</text:p>
        </text:list-item>
        <text:list-item>
          <text:p text:style-name="P6">use of the function <text:span text:style-name="T1">unmask</text:span><text:span text:style-name="T2"> to convert an unsigned integer to its signed counterpart: the following evaluates to -1</text:span></text:p>
          <text:p text:style-name="P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keeping a 256 bit unsigned integer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and is a plain signed integer of 30 bits width, so it can assume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8">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8">Overflow, Underflow: A (final or intermediate) result violates the bounds of valid numbers</text:p>
        </text:list-item>
        <text:list-item>
          <text:p text:style-name="P8">Too Expensive: Some operations can be potentially very expensive, like the modulo operation. In order to prevent SpeedCrunch from freezing, this error is issued, when the engine detects a situation that would require too much time.</text:p>
        </text:list-item>
        <text:list-item>
          <text:p text:style-name="P8">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8">Out of Domain: some functions like ln or sqrt cannot be applied to all real numbers. If you pass an invalid parameter to such a function, you get this error.</text:p>
        </text:list-item>
        <text:list-item>
          <text:p text:style-name="P8">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2</text:span><text:span text:style-name="T3">255</text:span><text:span text:style-name="T4"> have the same bit pattern. Although logic operations take integers &gt;= 2</text:span><text:span text:style-name="T3">255</text:span><text:span text:style-name="T4"> as operands, their result are always signed integers from -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is therefore always redundant.</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Because of the operator precedence, such a minus may be separated from the following constant:</text:p>
      <text:p text:style-name="Formula">-1 ^ 2</text:p>
      <text:p text:style-name="Text_20_body">returns -1, because it is interpreted as -(1^2).</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factorials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6">72306960.008</text:span>... On the negative axis it underflows near <text:span text:style-name="T6">-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the raising of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9">there exist always at least two, usually infinite many results;</text:p>
        </text:list-item>
        <text:list-item>
          <text:p text:style-name="P9">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single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2"> In addition, we will assume here, that you can describe events sufficiently by a single number. </text:span>If the possible results reduce to a set of two mutually exclusive events, we talk about a <text:span text:style-name="T1">yes/no test</text:span><text:span text:style-name="T2">.</text:span></text:p>
      <text:p text:style-name="Text_20_body"><text:span text:style-name="T2">All</text:span> (numerical) outcomes are either</text:p>
      <text:list text:style-name="L6">
        <text:list-item>
          <text:p text:style-name="P10">from a fixed finite set of possible outcomes (like the faces of the dice);</text:p>
        </text:list-item>
        <text:list-item>
          <text:p text:style-name="P10">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2">. Since the set of outcomes is limited, we speak of a discrete probability distribution.</text:span></text:p>
      <text:p text:style-name="P3">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11">f(x) = exp(-x*x)/sqrt(pi),</text:p>
      <text:p text:style-name="P3">and its integral function (actually twice its integral) is implemented as error function <text:span text:style-name="T1">erf</text:span>(x) in SpeedCrunch.</text:p>
      <text:p text:style-name="P3">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of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h text:style-name="Heading_20_5" text:outline-level="5">distributions of series of tests</text:h>
      <text:p text:style-name="P3">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3">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Text_20_body">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Text_20_body">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3">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2">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2">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12">The arc cos(x) is the principal solution to the equation cos (y) = x. Other solutions are (radians)</text:p>
      <text:list text:style-name="L7">
        <text:list-item>
          <text:p text:style-name="P13">arc cos (x) + 2*n*<text:span text:style-name="T7">π</text:span> for all integers n;</text:p>
        </text:list-item>
        <text:list-item>
          <text:p text:style-name="P13">-arc cos (x) + 2*n*<text:span text:style-name="T7">π</text:span> for all integers n.</text:p>
        </text:list-item>
      </text:list>
      <text:p text:style-name="P12">or (degrees):</text:p>
      <text:list text:style-name="L7">
        <text:list-item text:start-value="1">
          <text:p text:style-name="P13">arc cos (x) + n*360 for all integers n;</text:p>
        </text:list-item>
        <text:list-item>
          <text:p text:style-name="P13">-arc cos (x) + n*360 for all integers n.</text:p>
        </text:list-item>
      </text:list>
      <text:p text:style-name="P12">The valid range of the parameter is -1 &lt;= x &lt;= 1.</text:p>
      <text:p text:style-name="P12">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and(x) is not the identity, because the unsigned +2<text:span text:style-name="T3">255</text:span> is mapped to the signed -2<text:span text:style-name="T3">255</text:span>, for example.</text:p>
      <text:p text:style-name="P14">An error is returned, if a parameter is not from the valid range.</text:p>
      <text:p text:style-name="P14">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sin(x) is the principal solution to the equation sin (y) = x. Other solutions are (radians)</text:p>
      <text:list text:style-name="L7">
        <text:list-item text:start-value="1">
          <text:p text:style-name="P13">arc sin (x) + 2*n*<text:span text:style-name="T7">π</text:span> for all integers n;</text:p>
        </text:list-item>
        <text:list-item>
          <text:p text:style-name="P13">-arc sin (x) + (2*n+1)*<text:span text:style-name="T7">π</text:span> for all integers n.</text:p>
        </text:list-item>
      </text:list>
      <text:p text:style-name="P12">or (degrees):</text:p>
      <text:list text:style-name="L7">
        <text:list-item text:start-value="1">
          <text:p text:style-name="P13">arc sin (x) + n*360 for all integers n;</text:p>
        </text:list-item>
        <text:list-item>
          <text:p text:style-name="P13">-arc sin (x) + n*360 + 180 for all integers n.</text:p>
        </text:list-item>
      </text:list>
      <text:p text:style-name="P12">The valid range of the parameter is -1 &lt;= x &lt;= 1.</text:p>
      <text:p text:style-name="P12">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tan(x) is the principal solution to the equation tan (y) = x. Other solutions are</text:p>
      <text:p text:style-name="P12">(radians): arc tan (x) + n*<text:span text:style-name="T7">π</text:span> for all integers n;</text:p>
      <text:p text:style-name="P12">or</text:p>
      <text:p text:style-name="P12">(degrees): arc tan (x) + n*180 for all integers n;</text:p>
      <text:p text:style-name="P12">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bin (1000/13)</text:p>
      <text:p text:style-name="Text_20_body">returns 0b1001100, the binary encoding of 76.</text:p>
      <text:h text:style-name="Heading_20_5" text:outline-level="5">binomcdf (max;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hits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6">1236190959.52...</text:span></text:p>
      <text:p text:style-name="P15">The inverse function is arcosh.</text:p>
      <text:p text:style-name="P15">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4">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function of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6">erfc underflows for x &gt; 35159.507..</text:p>
      <text:h text:style-name="Heading_20_5" text:outline-level="5">exp (x)</text:h>
      <text:p text:style-name="Text_20_body">evaluates the natural exponential function to the base e == 2.71828...</text:p>
      <text:p text:style-name="Text_20_body">The inverse function is ln(x).</text:p>
      <text:p text:style-name="P16">exp (x) overflows/underflows for |x| &gt; 1236190958.83...</text:p>
      <text:p text:style-name="P16">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hex (1000/13)</text:p>
      <text:p text:style-name="Text_20_body">returns 0x4C, the encoding of 76.</text:p>
      <text:h text:style-name="Heading_20_5" text:outline-level="5">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depends on the validity of the guard digits,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3">1000</text:span>)! has about 9.996 * 10<text:span text:style-name="T3">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3">255</text:span><text:span text:style-name="T4"> to +2</text:span><text:span text:style-name="T3">256</text:span><text:span text:style-name="T4"> – 1 (signed or unsigned 256 bit integers), bits is an integer ranging from 1 to 255 inclusive.</text:span></text:p>
      <text:p text:style-name="P14">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8">
        <text:list-item>
          <text:p text:style-name="P17">to the number of combinations (order is of no importance) of x2 elements from an x1-sized set of elements ;</text:p>
        </text:list-item>
        <text:list-item>
          <text:p text:style-name="P17">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3">255</text:span><text:span text:style-name="T4"> to +2</text:span><text:span text:style-name="T3">256</text:span><text:span text:style-name="T4"> – 1 (signed or unsigned 256 bit integers).</text:span></text:p>
      <text:p text:style-name="P14">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8">
        <text:list-item text:start-value="1">
          <text:p text:style-name="P17">to the number of permutations (order is of importance) of x2 elements from an x1-sized set of elements ;</text:p>
        </text:list-item>
        <text:list-item>
          <text:p text:style-name="P17">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the Poisson distribution assumes,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6">1236190959.52...</text:span></text:p>
      <text:p text:style-name="P15">The inverse function is arsinh.</text:p>
      <text:p text:style-name="P15">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15">The inverse function is artanh.</text:p>
      <text:p text:style-name="P15">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3">255</text:span><text:span text:style-name="T4"> to +2</text:span><text:span text:style-name="T3">256</text:span><text:span text:style-name="T4"> – 1 (signed or unsigned 256 bit integers), and 'bits' is an integer with 1 &lt;= bits &lt;= 255.</text:span></text:p>
      <text:p text:style-name="P14">This function can revert the effect of a mask function in many cases, that's why it is named so.</text:p>
      <text:p text:style-name="P14">If you are given a negative integer in two's complement notation, it is not possible to enter it directly as a constant, because binary, hex or octal encoded constants are always recognized as unsigned in SpeedCrunch.</text:p>
      <text:p text:style-name="P14">This function allows you to overcome this problem. It can convert an unsigned into a signed integer.</text:p>
      <text:p text:style-name="P14">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x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3-16T21:09:43</dc:date>
    <dc:language>de-DE</dc:language>
    <meta:editing-cycles>55</meta:editing-cycles>
    <meta:editing-duration>P5DT19H27M8S</meta:editing-duration>
    <meta:user-defined meta:name="Info 1"/>
    <meta:user-defined meta:name="Info 2"/>
    <meta:user-defined meta:name="Info 3"/>
    <meta:user-defined meta:name="Info 4"/>
    <meta:document-statistic meta:table-count="0" meta:image-count="0" meta:object-count="0" meta:page-count="27" meta:paragraph-count="682" meta:word-count="8517" meta:character-count="48405"/>
  </office:meta>
</office:document-meta>
</file>